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6386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.35" calcext:value-type="float">
            <text:p>1.35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06 kWh</text:p>
          </table:table-cell>
          <table:table-cell office:value-type="float" office:value="543.92" calcext:value-type="float">
            <text:p>543.92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3.41" calcext:value-type="float">
            <text:p>3.41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87.3" calcext:value-type="float">
            <text:p>-287.3</text:p>
          </table:table-cell>
          <table:table-cell office:value-type="string" calcext:value-type="string">
            <text:p>T-0</text:p>
          </table:table-cell>
          <table:table-cell office:value-type="float" office:value="345.85" calcext:value-type="float">
            <text:p>345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83" calcext:value-type="float">
            <text:p>0.83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55 kWh</text:p>
          </table:table-cell>
          <table:table-cell office:value-type="float" office:value="917.74" calcext:value-type="float">
            <text:p>917.74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5.73" calcext:value-type="float">
            <text:p>5.73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85.88" calcext:value-type="float">
            <text:p>-485.88</text:p>
          </table:table-cell>
          <table:table-cell office:value-type="string" calcext:value-type="string">
            <text:p>T-0</text:p>
          </table:table-cell>
          <table:table-cell office:value-type="float" office:value="579.92" calcext:value-type="float">
            <text:p>579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19" calcext:value-type="float">
            <text:p>0.19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35 kWh</text:p>
          </table:table-cell>
          <table:table-cell office:value-type="float" office:value="762.48" calcext:value-type="float">
            <text:p>762.48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4.44" calcext:value-type="float">
            <text:p>4.4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02.73" calcext:value-type="float">
            <text:p>-402.73</text:p>
          </table:table-cell>
          <table:table-cell office:value-type="string" calcext:value-type="string">
            <text:p>T-0</text:p>
          </table:table-cell>
          <table:table-cell office:value-type="float" office:value="448.19" calcext:value-type="float">
            <text:p>448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6 kWh</text:p>
          </table:table-cell>
          <table:table-cell office:value-type="float" office:value="690.45" calcext:value-type="float">
            <text:p>690.4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09" calcext:value-type="float">
            <text:p>4.0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64.69" calcext:value-type="float">
            <text:p>-364.69</text:p>
          </table:table-cell>
          <table:table-cell office:value-type="string" calcext:value-type="string">
            <text:p>T-0</text:p>
          </table:table-cell>
          <table:table-cell office:value-type="float" office:value="413.31" calcext:value-type="float">
            <text:p>413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31 kWh</text:p>
          </table:table-cell>
          <table:table-cell office:value-type="float" office:value="725.8" calcext:value-type="float">
            <text:p>725.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26" calcext:value-type="float">
            <text:p>4.2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83.35" calcext:value-type="float">
            <text:p>-383.35</text:p>
          </table:table-cell>
          <table:table-cell office:value-type="string" calcext:value-type="string">
            <text:p>T-0</text:p>
          </table:table-cell>
          <table:table-cell office:value-type="float" office:value="429.84" calcext:value-type="float">
            <text:p>429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64" calcext:value-type="float">
            <text:p>0.64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12 kWh</text:p>
          </table:table-cell>
          <table:table-cell office:value-type="float" office:value="578.6" calcext:value-type="float">
            <text:p>578.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56" calcext:value-type="float">
            <text:p>3.56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05.61" calcext:value-type="float">
            <text:p>-305.61</text:p>
          </table:table-cell>
          <table:table-cell office:value-type="string" calcext:value-type="string">
            <text:p>T-0</text:p>
          </table:table-cell>
          <table:table-cell office:value-type="float" office:value="359.98" calcext:value-type="float">
            <text:p>359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9" calcext:value-type="float">
            <text:p>2.9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0 kWh</text:p>
          </table:table-cell>
          <table:table-cell office:value-type="float" office:value="787.94" calcext:value-type="float">
            <text:p>787.9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54" calcext:value-type="float">
            <text:p>4.5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16.18" calcext:value-type="float">
            <text:p>-416.18</text:p>
          </table:table-cell>
          <table:table-cell office:value-type="string" calcext:value-type="string">
            <text:p>T-0</text:p>
          </table:table-cell>
          <table:table-cell office:value-type="float" office:value="461.65" calcext:value-type="float">
            <text:p>461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.43" calcext:value-type="float">
            <text:p>1.43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4 kWh</text:p>
          </table:table-cell>
          <table:table-cell office:value-type="float" office:value="739.53" calcext:value-type="float">
            <text:p>739.5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31" calcext:value-type="float">
            <text:p>4.3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90.6" calcext:value-type="float">
            <text:p>-390.6</text:p>
          </table:table-cell>
          <table:table-cell office:value-type="string" calcext:value-type="string">
            <text:p>T-0</text:p>
          </table:table-cell>
          <table:table-cell office:value-type="float" office:value="436.78" calcext:value-type="float">
            <text:p>436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16 kWh</text:p>
          </table:table-cell>
          <table:table-cell office:value-type="float" office:value="594.22" calcext:value-type="float">
            <text:p>594.22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62" calcext:value-type="float">
            <text:p>3.6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13.52" calcext:value-type="float">
            <text:p>-313.52</text:p>
          </table:table-cell>
          <table:table-cell office:value-type="string" calcext:value-type="string">
            <text:p>T-0</text:p>
          </table:table-cell>
          <table:table-cell office:value-type="float" office:value="366.09" calcext:value-type="float">
            <text:p>366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98 kWh</text:p>
          </table:table-cell>
          <table:table-cell office:value-type="float" office:value="458.23" calcext:value-type="float">
            <text:p>458.2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.53" calcext:value-type="float">
            <text:p>2.53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241.57" calcext:value-type="float">
            <text:p>-241.57</text:p>
          </table:table-cell>
          <table:table-cell office:value-type="string" calcext:value-type="string">
            <text:p>T-0</text:p>
          </table:table-cell>
          <table:table-cell office:value-type="float" office:value="255.95" calcext:value-type="float">
            <text:p>255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86 kWh</text:p>
          </table:table-cell>
          <table:table-cell office:value-type="float" office:value="390.37" calcext:value-type="float">
            <text:p>390.3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.21" calcext:value-type="float">
            <text:p>2.21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205.79" calcext:value-type="float">
            <text:p>-205.79</text:p>
          </table:table-cell>
          <table:table-cell office:value-type="string" calcext:value-type="string">
            <text:p>T-0</text:p>
          </table:table-cell>
          <table:table-cell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81 kWh</text:p>
          </table:table-cell>
          <table:table-cell office:value-type="float" office:value="361.44" calcext:value-type="float">
            <text:p>361.4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2.07" calcext:value-type="float">
            <text:p>2.07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190.54" calcext:value-type="float">
            <text:p>-190.54</text:p>
          </table:table-cell>
          <table:table-cell office:value-type="string" calcext:value-type="string">
            <text:p>T-0</text:p>
          </table:table-cell>
          <table:table-cell office:value-type="float" office:value="209.42" calcext:value-type="float">
            <text:p>209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45:50.141000000</meta:creation-date>
    <dc:date>2018-03-26T12:49:28.093000000</dc:date>
    <meta:editing-duration>PT3M38S</meta:editing-duration>
    <meta:editing-cycles>1</meta:editing-cycles>
    <meta:document-statistic meta:table-count="1" meta:cell-count="175" meta:object-count="0"/>
    <meta:generator>LibreOffice/5.3.4.2$Windows_x86 LibreOffice_project/f82d347ccc0be322489bf7da61d7e4ad13fe2ff3</meta:generator>
  </office:meta>
</office:document-meta>
</file>